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paragraph-rsid="001c1a3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paragraph-rsid="001c1a34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paragraph-rsid="001c1a34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paragraph-rsid="001c1a34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2pt" fo:font-style="italic" style:text-underline-style="none" fo:font-weight="normal" officeooo:paragraph-rsid="001c1a34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5pt" fo:font-style="normal" style:text-underline-style="solid" style:text-underline-width="auto" style:text-underline-color="font-color" fo:font-weight="bold" officeooo:paragraph-rsid="001c1a34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FreeMono" fo:font-size="12pt" fo:font-style="normal" style:text-underline-style="none" fo:font-weight="bold" officeooo:paragraph-rsid="001c1a34" fo:background-color="#e6e6e6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FreeMono" fo:font-size="12pt" fo:font-style="normal" style:text-underline-style="none" fo:font-weight="bold" officeooo:paragraph-rsid="001c1a34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FreeMono" fo:font-size="12pt" fo:font-style="normal" style:text-underline-style="none" fo:font-weight="bold" officeooo:paragraph-rsid="001c1a34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Liberation Serif" fo:font-size="15pt" fo:font-style="normal" style:text-underline-style="solid" style:text-underline-width="auto" style:text-underline-color="font-color" fo:font-weight="bold" officeooo:paragraph-rsid="001c1a34" fo:background-color="transparent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1c1a34"/>
    </style:style>
    <style:style style:name="T2" style:family="text">
      <style:text-properties fo:background-color="#e6e6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gram 6</text:span></text:p>
      <text:p text:style-name="P2"><text:span text:style-name="T1"/></text:p>
      <text:p text:style-name="P4"><text:span text:style-name="T1">Given Three Address Code input in the form of file. Write a program to find leaders and blocks.</text:span></text:p>
      <text:p text:style-name="P3"><text:span text:style-name="T1">CODE</text:span></text:p>
      <text:p text:style-name="P7"><text:span text:style-name="T1">#include&lt;stdio.h&gt;</text:span></text:p>
      <text:p text:style-name="P7"><text:span text:style-name="T1">#include&lt;string.h&gt;</text:span></text:p>
      <text:p text:style-name="P7"><text:span text:style-name="T1">#include&lt;stdbool.h&gt;</text:span></text:p>
      <text:p text:style-name="P7"><text:span text:style-name="T1"></text:span></text:p>
      <text:p text:style-name="P7"><text:span text:style-name="T1">char code[20][20];</text:span></text:p>
      <text:p text:style-name="P7"><text:span text:style-name="T1">int cc=0;</text:span></text:p>
      <text:p text:style-name="P7"><text:span text:style-name="T1">int leaders[20];</text:span></text:p>
      <text:p text:style-name="P7"><text:span text:style-name="T1">int lc=0;</text:span></text:p>
      <text:p text:style-name="P7"><text:span text:style-name="T1"/></text:p>
      <text:p text:style-name="P7"><text:span text:style-name="T1">struct </text:span></text:p>
      <text:p text:style-name="P7"><text:span text:style-name="T1">{</text:span></text:p>
      <text:p text:style-name="P7"><text:span text:style-name="T1"><text:tab/>int start,end;</text:span></text:p>
      <text:p text:style-name="P7"><text:span text:style-name="T1">}block[10];</text:span></text:p>
      <text:p text:style-name="P7"><text:span text:style-name="T1">int bc=0;</text:span></text:p>
      <text:p text:style-name="P7"><text:span text:style-name="T1"></text:span></text:p>
      <text:p text:style-name="P7"><text:span text:style-name="T1">void fromFile()</text:span></text:p>
      <text:p text:style-name="P7"><text:span text:style-name="T1">{</text:span></text:p>
      <text:p text:style-name="P7"><text:span text:style-name="T1"><text:tab/>FILE *ptr=fopen("tac.txt","r");</text:span></text:p>
      <text:p text:style-name="P7"><text:span text:style-name="T1"><text:tab/>int j=0;</text:span></text:p>
      <text:p text:style-name="P7"><text:span text:style-name="T1"><text:tab/>char c;</text:span></text:p>
      <text:p text:style-name="P7"><text:span text:style-name="T1"><text:tab/>while(!feof(ptr))</text:span></text:p>
      <text:p text:style-name="P7"><text:span text:style-name="T1"><text:tab/>{</text:span></text:p>
      <text:p text:style-name="P7"><text:span text:style-name="T1"><text:tab/><text:tab/>fscanf(ptr,"%c",&amp;c);</text:span></text:p>
      <text:p text:style-name="P7"><text:span text:style-name="T1"><text:tab/><text:tab/>if(c=='\n')</text:span></text:p>
      <text:p text:style-name="P7"><text:span text:style-name="T1"><text:tab/><text:tab/>{</text:span></text:p>
      <text:p text:style-name="P7"><text:span text:style-name="T1"><text:tab/><text:tab/><text:tab/>code[cc][j]=0;</text:span></text:p>
      <text:p text:style-name="P7"><text:span text:style-name="T1"><text:tab/><text:tab/><text:tab/>j=0;</text:span></text:p>
      <text:p text:style-name="P7"><text:span text:style-name="T1"><text:tab/><text:tab/><text:tab/>cc++;</text:span></text:p>
      <text:p text:style-name="P7"><text:span text:style-name="T1"><text:tab/><text:tab/>}</text:span></text:p>
      <text:p text:style-name="P7"><text:span text:style-name="T1"><text:tab/><text:tab/>else</text:span></text:p>
      <text:p text:style-name="P7"><text:span text:style-name="T1"><text:tab/><text:tab/>{</text:span></text:p>
      <text:p text:style-name="P7"><text:span text:style-name="T1"><text:tab/><text:tab/><text:tab/>code[cc][j++]=c;</text:span></text:p>
      <text:p text:style-name="P7"><text:span text:style-name="T1"><text:tab/><text:tab/>}</text:span></text:p>
      <text:p text:style-name="P7"><text:span text:style-name="T1"><text:tab/><text:tab/></text:span></text:p>
      <text:p text:style-name="P7"><text:span text:style-name="T1"><text:tab/><text:tab/></text:span></text:p>
      <text:p text:style-name="P7"><text:span text:style-name="T1"><text:tab/>}</text:span></text:p>
      <text:p text:style-name="P7"><text:span text:style-name="T1"><text:tab/>cc--;</text:span></text:p>
      <text:p text:style-name="P7"><text:span text:style-name="T1"><text:tab/>fclose(ptr);</text:span></text:p>
      <text:p text:style-name="P7"><text:span text:style-name="T1"><text:tab/>printf("Code is \n==========\n");</text:span></text:p>
      <text:p text:style-name="P7"><text:span text:style-name="T1"><text:tab/>int i;</text:span></text:p>
      <text:p text:style-name="P7"><text:span text:style-name="T1"><text:tab/>for(i=0;i&lt;cc;i++)</text:span></text:p>
      <text:p text:style-name="P7"><text:span text:style-name="T1"><text:tab/>{</text:span></text:p>
      <text:p text:style-name="P7"><text:span text:style-name="T1"><text:tab/><text:tab/>printf("%s",code[i]);</text:span></text:p>
      <text:p text:style-name="P7"><text:span text:style-name="T1"><text:tab/><text:tab/>printf("\n");</text:span></text:p>
      <text:p text:style-name="P7"><text:span text:style-name="T1"><text:tab/>}</text:span></text:p>
      <text:p text:style-name="P7"><text:span text:style-name="T1">}</text:span></text:p>
      <text:p text:style-name="P7"><text:span text:style-name="T1"></text:span></text:p>
      <text:p text:style-name="P7"><text:span text:style-name="T1">int hasGoto(int ln)</text:span></text:p>
      <text:p text:style-name="P7"><text:span text:style-name="T1">{</text:span></text:p>
      <text:p text:style-name="P7"><text:span text:style-name="T1"><text:tab/>int i=0;</text:span></text:p>
      <text:p text:style-name="P7"><text:span text:style-name="T1"><text:tab/>int n=strlen(code[ln]);</text:span></text:p>
      <text:p text:style-name="P7"><text:span text:style-name="T1"><text:tab/>for(;i&lt;n-4;i++)</text:span></text:p>
      <text:p text:style-name="P7"><text:span text:style-name="T1"><text:tab/>{</text:span></text:p>
      <text:p text:style-name="P7"><text:span text:style-name="T1"><text:tab/><text:tab/>if(code[ln][i]=='g'&amp;&amp;code[ln][i+1]=='o'&amp;&amp;code[ln][i+2]=='t'&amp;&amp;code[ln][i+3]=='o')</text:span></text:p>
      <text:p text:style-name="P7"><text:span text:style-name="T1"><text:tab/><text:tab/>{</text:span></text:p>
      <text:p text:style-name="P7"><text:span text:style-name="T1"><text:tab/><text:tab/><text:tab/>return i;</text:span></text:p>
      <text:p text:style-name="P7"><text:soft-page-break/><text:span text:style-name="T1"><text:tab/><text:tab/>}</text:span></text:p>
      <text:p text:style-name="P7"><text:span text:style-name="T1"><text:tab/>}</text:span></text:p>
      <text:p text:style-name="P7"><text:span text:style-name="T1"><text:tab/>return -1;</text:span></text:p>
      <text:p text:style-name="P7"><text:span text:style-name="T1">}</text:span></text:p>
      <text:p text:style-name="P7"><text:span text:style-name="T1"></text:span></text:p>
      <text:p text:style-name="P7"><text:span text:style-name="T1">bool isInLeader(int ln)</text:span></text:p>
      <text:p text:style-name="P7"><text:span text:style-name="T1">{</text:span></text:p>
      <text:p text:style-name="P7"><text:span text:style-name="T1"><text:tab/>int i;</text:span></text:p>
      <text:p text:style-name="P7"><text:span text:style-name="T1"><text:tab/>for(i=0;i&lt;lc;i++)</text:span></text:p>
      <text:p text:style-name="P7"><text:span text:style-name="T1"><text:tab/>{</text:span></text:p>
      <text:p text:style-name="P7"><text:span text:style-name="T1"><text:tab/><text:tab/>if(leaders[i]==ln)</text:span></text:p>
      <text:p text:style-name="P7"><text:span text:style-name="T1"><text:tab/><text:tab/><text:tab/>return true;</text:span></text:p>
      <text:p text:style-name="P7"><text:span text:style-name="T1"><text:tab/>}</text:span></text:p>
      <text:p text:style-name="P7"><text:span text:style-name="T1"><text:tab/>return false;</text:span></text:p>
      <text:p text:style-name="P7"><text:span text:style-name="T1">}</text:span></text:p>
      <text:p text:style-name="P7"><text:span text:style-name="T1"></text:span></text:p>
      <text:p text:style-name="P7"><text:span text:style-name="T1">int findTarget(int ln)</text:span></text:p>
      <text:p text:style-name="P7"><text:span text:style-name="T1">{</text:span></text:p>
      <text:p text:style-name="P7"><text:span text:style-name="T1"></text:span></text:p>
      <text:p text:style-name="P7"><text:span text:style-name="T1"><text:tab/>int i=hasGoto(ln);</text:span></text:p>
      <text:p text:style-name="P7"><text:span text:style-name="T1"><text:tab/>int t=0;</text:span></text:p>
      <text:p text:style-name="P7"><text:span text:style-name="T1"><text:tab/>for(i=i+5;i&lt;strlen(code[ln]);i++)</text:span></text:p>
      <text:p text:style-name="P7"><text:span text:style-name="T1"><text:tab/>{</text:span></text:p>
      <text:p text:style-name="P7"><text:span text:style-name="T1"><text:tab/><text:tab/>t=t*10+code[ln][i]-48;</text:span></text:p>
      <text:p text:style-name="P7"><text:span text:style-name="T1"><text:tab/>}</text:span></text:p>
      <text:p text:style-name="P7"><text:span text:style-name="T1"><text:tab/>return t;</text:span></text:p>
      <text:p text:style-name="P7"><text:span text:style-name="T1">}</text:span></text:p>
      <text:p text:style-name="P7"><text:span text:style-name="T1"><text:tab/></text:span></text:p>
      <text:p text:style-name="P7"><text:span text:style-name="T1"></text:span></text:p>
      <text:p text:style-name="P7"><text:span text:style-name="T1">void findLeaders()</text:span></text:p>
      <text:p text:style-name="P7"><text:span text:style-name="T1">{</text:span></text:p>
      <text:p text:style-name="P7"><text:span text:style-name="T1"><text:tab/>int i,j;</text:span></text:p>
      <text:p text:style-name="P7"><text:span text:style-name="T1"><text:tab/>leaders[cc]=0;</text:span></text:p>
      <text:p text:style-name="P7"><text:span text:style-name="T1"><text:tab/>for(i=0;i&lt;cc;i++)</text:span></text:p>
      <text:p text:style-name="P7"><text:span text:style-name="T1"><text:tab/>{</text:span></text:p>
      <text:p text:style-name="P7"><text:span text:style-name="T1"><text:tab/><text:tab/>if(hasGoto(i)&gt;=0)</text:span></text:p>
      <text:p text:style-name="P7"><text:span text:style-name="T1"><text:tab/><text:tab/>{</text:span></text:p>
      <text:p text:style-name="P7"><text:span text:style-name="T1"><text:tab/><text:tab/><text:tab/>if(!isInLeader(i+1)&amp;&amp;i&lt;cc-1)</text:span></text:p>
      <text:p text:style-name="P7"><text:span text:style-name="T1"><text:tab/><text:tab/><text:tab/>{</text:span></text:p>
      <text:p text:style-name="P7"><text:span text:style-name="T1"><text:tab/><text:tab/><text:tab/><text:tab/><text:tab/>leaders[lc++]=i+1;</text:span></text:p>
      <text:p text:style-name="P7"><text:span text:style-name="T1"><text:tab/><text:tab/><text:tab/>}</text:span></text:p>
      <text:p text:style-name="P7"><text:span text:style-name="T1"><text:tab/><text:tab/><text:tab/>if(!isInLeader(findTarget(i)))</text:span></text:p>
      <text:p text:style-name="P7"><text:span text:style-name="T1"><text:tab/><text:tab/><text:tab/>{</text:span></text:p>
      <text:p text:style-name="P7"><text:span text:style-name="T1"><text:tab/><text:tab/><text:tab/><text:tab/>leaders[lc++]=findTarget(i);</text:span></text:p>
      <text:p text:style-name="P7"><text:span text:style-name="T1"><text:tab/><text:tab/><text:tab/>}</text:span></text:p>
      <text:p text:style-name="P7"><text:span text:style-name="T1"><text:tab/><text:tab/>}</text:span></text:p>
      <text:p text:style-name="P7"><text:span text:style-name="T1"><text:tab/>}</text:span></text:p>
      <text:p text:style-name="P7"><text:span text:style-name="T1"><text:tab/>//sort leaders</text:span></text:p>
      <text:p text:style-name="P7"><text:span text:style-name="T1"><text:tab/>for(i=0;i&lt;lc-1;i++)</text:span></text:p>
      <text:p text:style-name="P7"><text:span text:style-name="T1"><text:tab/>{</text:span></text:p>
      <text:p text:style-name="P7"><text:span text:style-name="T1"><text:tab/><text:tab/>for(j=i+1;j&lt;lc;j++)</text:span></text:p>
      <text:p text:style-name="P7"><text:span text:style-name="T1"><text:tab/><text:tab/>{</text:span></text:p>
      <text:p text:style-name="P7"><text:span text:style-name="T1"><text:tab/><text:tab/><text:tab/>if(leaders[i]&gt;leaders[j])</text:span></text:p>
      <text:p text:style-name="P7"><text:span text:style-name="T1"><text:tab/><text:tab/><text:tab/>{</text:span></text:p>
      <text:p text:style-name="P7"><text:span text:style-name="T1"><text:tab/><text:tab/><text:tab/><text:tab/>int t=leaders[i];</text:span></text:p>
      <text:p text:style-name="P7"><text:span text:style-name="T1"><text:tab/><text:tab/><text:tab/><text:tab/>leaders[i]=leaders[j];</text:span></text:p>
      <text:p text:style-name="P7"><text:span text:style-name="T1"><text:tab/><text:tab/><text:tab/><text:tab/>leaders[j]=t;</text:span></text:p>
      <text:p text:style-name="P7"><text:span text:style-name="T1"><text:tab/><text:tab/><text:tab/>}</text:span></text:p>
      <text:p text:style-name="P7"><text:span text:style-name="T1"><text:tab/><text:tab/>}</text:span></text:p>
      <text:p text:style-name="P7"><text:span text:style-name="T1"><text:tab/>}</text:span></text:p>
      <text:p text:style-name="P7"><text:span text:style-name="T1"><text:tab/>printf("Leaders are \n==========\n");</text:span></text:p>
      <text:p text:style-name="P7"><text:span text:style-name="T1"><text:tab/>for(i=0;i&lt;lc;i++)</text:span></text:p>
      <text:p text:style-name="P7"><text:span text:style-name="T1"><text:tab/><text:tab/>printf("%d ",leaders[i]);</text:span></text:p>
      <text:p text:style-name="P7"><text:span text:style-name="T1"><text:tab/>printf("\n");</text:span></text:p>
      <text:p text:style-name="P7"><text:span text:style-name="T1">}</text:span></text:p>
      <text:p text:style-name="P7"><text:soft-page-break/><text:span text:style-name="T1"></text:span></text:p>
      <text:p text:style-name="P7"><text:span text:style-name="T1">void findBlocks()</text:span></text:p>
      <text:p text:style-name="P7"><text:span text:style-name="T1">{</text:span></text:p>
      <text:p text:style-name="P7"><text:span text:style-name="T1"><text:tab/>int i;</text:span></text:p>
      <text:p text:style-name="P7"><text:span text:style-name="T1"><text:tab/>for(i=0;i&lt;lc-1;i++)</text:span></text:p>
      <text:p text:style-name="P7"><text:span text:style-name="T1"><text:tab/>{</text:span></text:p>
      <text:p text:style-name="P7"><text:span text:style-name="T1"><text:tab/><text:tab/>block[bc].start=leaders[i];</text:span></text:p>
      <text:p text:style-name="P7"><text:span text:style-name="T1"><text:tab/><text:tab/>block[bc++].end=leaders[i+1]-1;</text:span></text:p>
      <text:p text:style-name="P7"><text:span text:style-name="T1"><text:tab/>}</text:span></text:p>
      <text:p text:style-name="P7"><text:span text:style-name="T1"><text:tab/>block[bc].start=leaders[lc-1];</text:span></text:p>
      <text:p text:style-name="P7"><text:span text:style-name="T1"><text:tab/>block[bc++].end=cc-1;</text:span></text:p>
      <text:p text:style-name="P7"><text:span text:style-name="T1"><text:tab/>printf("Blocks are \n==========\n");</text:span></text:p>
      <text:p text:style-name="P7"><text:span text:style-name="T1"><text:tab/>for(i=0;i&lt;bc;i++)</text:span></text:p>
      <text:p text:style-name="P7"><text:span text:style-name="T1"><text:tab/>{</text:span></text:p>
      <text:p text:style-name="P7"><text:span text:style-name="T1"><text:tab/><text:tab/>printf("%d-%d\n",block[i].start,block[i].end);</text:span></text:p>
      <text:p text:style-name="P7"><text:span text:style-name="T1"><text:tab/>}</text:span></text:p>
      <text:p text:style-name="P7"><text:span text:style-name="T1"><text:tab/>printf("\n");</text:span></text:p>
      <text:p text:style-name="P7"><text:span text:style-name="T1">}</text:span></text:p>
      <text:p text:style-name="P7"><text:span text:style-name="T1"><text:tab/></text:span></text:p>
      <text:p text:style-name="P7"><text:span text:style-name="T1"></text:span></text:p>
      <text:p text:style-name="P7"><text:span text:style-name="T1">int main()</text:span></text:p>
      <text:p text:style-name="P7"><text:span text:style-name="T1">{</text:span></text:p>
      <text:p text:style-name="P7"><text:span text:style-name="T1"><text:tab/>fromFile();</text:span></text:p>
      <text:p text:style-name="P7"><text:span text:style-name="T1"><text:tab/>findLeaders();</text:span></text:p>
      <text:p text:style-name="P7"><text:span text:style-name="T1"><text:tab/>findBlocks();</text:span></text:p>
      <text:p text:style-name="P7"><text:span text:style-name="T1"><text:tab/>return 0;</text:span></text:p>
      <text:p text:style-name="P7"><text:span text:style-name="T1">}</text:span></text:p>
      <text:p text:style-name="P5"><text:span text:style-name="T1"><text:tab/>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INPUT</text:span></text:p>
      <text:p text:style-name="P8"><text:span text:style-name="T1">x=a+b</text:span></text:p>
      <text:p text:style-name="P8"><text:span text:style-name="T1">b=d/2</text:span></text:p>
      <text:p text:style-name="P8"><text:span text:style-name="T1">goto 5</text:span></text:p>
      <text:p text:style-name="P8"><text:span text:style-name="T1">if a&gt;b goto 1</text:span></text:p>
      <text:p text:style-name="P8"><text:span text:style-name="T1">a=m+2</text:span></text:p>
      <text:p text:style-name="P8"><text:span text:style-name="T1">b=a</text:span></text:p>
      <text:p text:style-name="P8"><text:span text:style-name="T1">z=m+p</text:span></text:p>
      <text:p text:style-name="P8"><text:span text:style-name="T1">if a&gt;b goto 5</text:span></text:p>
      <text:p text:style-name="P8"><text:span text:style-name="T1">if z==b goto 1</text:span></text:p>
      <text:p text:style-name="P8"><text:span text:style-name="T1">a=b</text:span></text:p>
      <text:p text:style-name="P8"><text:span text:style-name="T1">x=y+7</text:span></text:p>
      <text:p text:style-name="P8"><text:span text:style-name="T1">if x==7 goto 0</text:span></text:p>
      <text:p text:style-name="P8"><text:span text:style-name="T1">a=b+c</text:span></text:p>
      <text:p text:style-name="P8"><text:span text:style-name="T1">goto 1</text:span></text:p>
      <text:p text:style-name="P9"><text:span text:style-name="T1"/></text:p>
      <text:p text:style-name="P10"><text:span text:style-name="T1">OUTPUT</text:span></text:p>
      <text:p text:style-name="P8"><text:span text:style-name="T1">niyasc@niyasc-HP-ProBook-4230s:~/Coding/Compiler-Design-Lab$ ./a.out</text:span></text:p>
      <text:p text:style-name="P8"><text:span text:style-name="T1">Code is </text:span></text:p>
      <text:p text:style-name="P8"><text:span text:style-name="T1">==========</text:span></text:p>
      <text:p text:style-name="P8"><text:span text:style-name="T1">x=a+b</text:span></text:p>
      <text:p text:style-name="P8"><text:span text:style-name="T1">b=d/2</text:span></text:p>
      <text:p text:style-name="P8"><text:span text:style-name="T1">goto 5</text:span></text:p>
      <text:p text:style-name="P8"><text:span text:style-name="T1">if a&gt;b goto 1</text:span></text:p>
      <text:p text:style-name="P8"><text:span text:style-name="T1">a=m+2</text:span></text:p>
      <text:p text:style-name="P8"><text:span text:style-name="T1">b=a</text:span></text:p>
      <text:p text:style-name="P8"><text:span text:style-name="T1">z=m+p</text:span></text:p>
      <text:p text:style-name="P8"><text:span text:style-name="T1">if a&gt;b goto 5</text:span></text:p>
      <text:p text:style-name="P8"><text:span text:style-name="T1">if z==b goto 1</text:span></text:p>
      <text:p text:style-name="P8"><text:span text:style-name="T1">a=b</text:span></text:p>
      <text:p text:style-name="P8"><text:span text:style-name="T1">x=y+7</text:span></text:p>
      <text:p text:style-name="P8"><text:span text:style-name="T1">if x==7 goto 0</text:span></text:p>
      <text:p text:style-name="P8"><text:span text:style-name="T1">a=b+c</text:span></text:p>
      <text:p text:style-name="P8"><text:span text:style-name="T1">goto 1</text:span></text:p>
      <text:p text:style-name="P8"><text:span text:style-name="T1">Leaders are </text:span></text:p>
      <text:p text:style-name="P8"><text:span text:style-name="T1">==========</text:span></text:p>
      <text:p text:style-name="P8"><text:span text:style-name="T1">0 1 3 4 5 8 9 12 </text:span></text:p>
      <text:p text:style-name="P8"><text:span text:style-name="T1">Blocks are </text:span></text:p>
      <text:p text:style-name="P8"><text:span text:style-name="T1">==========</text:span></text:p>
      <text:p text:style-name="P8"><text:span text:style-name="T1">0-0</text:span></text:p>
      <text:p text:style-name="P8"><text:span text:style-name="T1">1-2</text:span></text:p>
      <text:p text:style-name="P8"><text:span text:style-name="T1">3-3</text:span></text:p>
      <text:p text:style-name="P8"><text:span text:style-name="T1">4-4</text:span></text:p>
      <text:p text:style-name="P8"><text:span text:style-name="T1">5-7</text:span></text:p>
      <text:p text:style-name="P8"><text:span text:style-name="T1">8-8</text:span></text:p>
      <text:p text:style-name="P8"><text:span text:style-name="T1">9-11</text:span></text:p>
      <text:p text:style-name="P8"><text:span text:style-name="T1">12-13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8:32:28</meta:creation-date>
    <dc:date>2013-10-21T18:43:53</dc:date>
    <meta:editing-duration>P0D</meta:editing-duration>
    <meta:editing-cycles>1</meta:editing-cycles>
    <meta:document-statistic meta:table-count="0" meta:image-count="0" meta:object-count="0" meta:page-count="4" meta:paragraph-count="197" meta:word-count="283" meta:character-count="2403" meta:non-whitespace-character-count="1931"/>
    <meta:generator>LibreOffice/4.0.2.2$Linux_x86 LibreOffice_project/400m0$Build-2</meta:generator>
  </office:meta>
</office:document-meta>
</file>